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173ae00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officeooo:paragraph-rsid="019b4d8a"/>
    </style:style>
    <style:style style:name="P7" style:family="paragraph" style:parent-style-name="Standard">
      <style:text-properties officeooo:paragraph-rsid="019e1e18"/>
    </style:style>
    <style:style style:name="P8" style:family="paragraph" style:parent-style-name="Standard">
      <style:text-properties fo:font-size="10pt" style:text-underline-style="none" fo:font-weight="normal" officeooo:paragraph-rsid="019e1e18" style:font-size-asian="10pt" style:font-weight-asian="normal" style:font-name-complex="Arial1" style:font-size-complex="10pt" style:font-weight-complex="normal"/>
    </style:style>
    <style:style style:name="P9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10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69642a"/>
    </style:style>
    <style:style style:name="T10" style:family="text">
      <style:text-properties officeooo:rsid="016a4ea5"/>
    </style:style>
    <style:style style:name="T11" style:family="text">
      <style:text-properties officeooo:rsid="01850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rofile_5f_projects-history_5f_year-header"><text:span text:style-name="profile_5f_template_5f_code">{d.history[i]}</text:span>{d.history[i].year}</text:p>
      <text:p text:style-name="profile_5f_template_5f_code">{d.history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10" text:outline-level="4"><text:span text:style-name="profile_5f_projects-history_5f_project-period"><text:span text:style-name="T5">{d.history[i].projects[i].period.start:show(.start):formatD('MM/YYYY')}</text:span></text:span><text:span text:style-name="profile_5f_template_5f_code"><text:span text:style-name="T4">{d.history[i].projects[i].period.start:diffD(.end,month):ifNE(0):showBegin()}</text:span></text:span><text:span text:style-name="profile_5f_projects-history_5f_project-period"><text:span text:style-name="T5"> – {d.history[i].projects[i].period.start:show(.end):formatD('MM/YYYY')}</text:span></text:span><text:span text:style-name="profile_5f_template_5f_code"><text:span text:style-name="T4">{d.history[i].projects[i].period.start:showEnd()}</text:span></text:span><text:span text:style-name="profile_5f_template_5f_code"><text:span text:style-name="T5"> </text:span></text:span><text:span text:style-name="profile_5f_projects-history_5f_project-header"><text:span text:style-name="T4">{d.history[i].projects[i].project_name}</text:span></text:span><text:span text:style-name="profile_5f_template_5f_code"><text:span text:style-name="T4">{d.history[i].projects[i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.history[i].projects[i].customer}</text:span></text:span><text:span text:style-name="profile_5f_template_5f_code"><text:span text:style-name="T4">{d.history[i].projects[i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"><text:span text:style-name="Internet_20_link">{d.history[i].projects[i].websites:</text:span><text:span text:style-name="Internet_20_link"><text:span text:style-name="T10">arrayJoin('</text:span></text:span><text:span text:style-name="Internet_20_link"><text:span text:style-name="T11">\n</text:span></text:span><text:span text:style-name="Internet_20_link"><text:span text:style-name="T10">'):convCRLF()</text:span></text:span><text:span text:style-name="Internet_20_link">}</text:span><text:span text:style-name="profile_5f_template_5f_code">{d.history[i].projects[i].</text:span><text:span text:style-name="profile_5f_template_5f_code"><text:span text:style-name="T9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7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2">{d.history[i].projects[i].project_objective}</text:p>
          </table:table-cell>
        </table:table-row>
        <table:table-row table:style-name="Table8.1">
          <table:table-cell table:style-name="Table8.A1" office:value-type="string">
            <text:p text:style-name="P8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2">{d.history[i].projects[i].responsibility}</text:p>
          </table:table-cell>
        </table:table-row>
        <table:table-row table:style-name="Table8.1">
          <table:table-cell table:style-name="Table8.A1" office:value-type="string">
            <text:p text:style-name="P7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2">{d.history[i].projects[i].purview}</text:p>
          </table:table-cell>
        </table:table-row>
        <table:table-row table:style-name="Table8.1">
          <table:table-cell table:style-name="Table8.A1" office:value-type="string">
            <text:p text:style-name="P7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3">{d.history[i].projects[i].technologies:arrayJoin(' · ')}</text:p>
          </table:table-cell>
        </table:table-row>
        <table:table-row table:style-name="Table8.1">
          <table:table-cell table:style-name="Table8.A1" office:value-type="string">
            <text:p text:style-name="P7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4">{d.history[i].projects[i].team_size.min}{d.history[i].projects[i].team_size.min:ifNE(.<text:span text:style-name="T8">max</text:span>):show('-'):elseShow()}{d.history[i].projects[i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.history[i].</text:span><text:span text:style-name="profile_5f_template_5f_code">projects</text:span><text:span text:style-name="T3">[i+1]}</text:span>{d.history[i+1]}</text:p>
      <text:p text:style-name="profile_5f_projects-history_5f_year-header"/>
      <text:p text:style-name="P5">11th of August 2024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7M9S</meta:editing-duration>
    <meta:editing-cycles>955</meta:editing-cycles>
    <meta:generator>LibreOffice/24.2.2.2$Windows_X86_64 LibreOffice_project/d56cc158d8a96260b836f100ef4b4ef25d6f1a01</meta:generator>
    <dc:date>2024-08-11T16:49:27.109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9" meta:character-count="1107" meta:non-whitespace-character-count="1093"/>
  </office:meta>
</office:document-meta>
</file>